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C5000000CB84ED74E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Humanist777BT" svg:font-family="Humanist777BT"/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01cm" table:align="margins"/>
    </style:style>
    <style:style style:name="Tabela1.A" style:family="table-column">
      <style:table-column-properties style:column-width="6.399cm" style:rel-column-width="23963*"/>
    </style:style>
    <style:style style:name="Tabela1.B" style:family="table-column">
      <style:table-column-properties style:column-width="11.102cm" style:rel-column-width="41572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.501cm" table:align="margins"/>
    </style:style>
    <style:style style:name="Tabela2.A" style:family="table-column">
      <style:table-column-properties style:column-width="6.9cm" style:rel-column-width="25838*"/>
    </style:style>
    <style:style style:name="Tabela2.B" style:family="table-column">
      <style:table-column-properties style:column-width="1.591cm" style:rel-column-width="5957*"/>
    </style:style>
    <style:style style:name="Tabela2.C" style:family="table-column">
      <style:table-column-properties style:column-width="9.01cm" style:rel-column-width="33740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01cm" table:align="margins"/>
    </style:style>
    <style:style style:name="Tabela3.A" style:family="table-column">
      <style:table-column-properties style:column-width="17.501cm" style:rel-column-width="65535*"/>
    </style:style>
    <style:style style:name="Tabela3.A1" style:family="table-cell">
      <style:table-cell-properties fo:background-color="#cccccc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01cm" table:align="margins"/>
    </style:style>
    <style:style style:name="Tabela4.A" style:family="table-column">
      <style:table-column-properties style:column-width="17.501cm" style:rel-column-width="65535*"/>
    </style:style>
    <style:style style:name="Tabela4.A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01cm" table:align="margins"/>
    </style:style>
    <style:style style:name="Tabela5.A" style:family="table-column">
      <style:table-column-properties style:column-width="17.501cm" style:rel-column-width="65535*"/>
    </style:style>
    <style:style style:name="Tabela5.A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text-properties style:font-name="Humnst777 BT" fo:font-size="10pt" officeooo:rsid="004080e9" officeooo:paragraph-rsid="004080e9" style:font-size-asian="10pt" style:font-size-complex="10pt"/>
    </style:style>
    <style:style style:name="P3" style:family="paragraph" style:parent-style-name="Standard">
      <style:text-properties style:font-name="Humnst777 BT" fo:font-size="10pt" officeooo:rsid="001cc3ed" officeooo:paragraph-rsid="001cc3ed" style:font-size-asian="10pt" style:font-size-complex="10pt"/>
    </style:style>
    <style:style style:name="P4" style:family="paragraph" style:parent-style-name="Standard">
      <style:text-properties style:font-name="Humnst777 BT" fo:font-size="10pt" officeooo:rsid="0036d3e6" officeooo:paragraph-rsid="0036d3e6" style:font-size-asian="10pt" style:font-size-complex="10pt"/>
    </style:style>
    <style:style style:name="P5" style:family="paragraph" style:parent-style-name="Standard">
      <style:text-properties style:font-name="Humnst777 BT" fo:font-size="10pt" officeooo:rsid="0036d3e6" officeooo:paragraph-rsid="0038b237" style:font-size-asian="10pt" style:font-size-complex="10pt"/>
    </style:style>
    <style:style style:name="P6" style:family="paragraph" style:parent-style-name="Standard">
      <style:text-properties style:font-name="Humnst777 BT" fo:font-size="10pt" officeooo:rsid="0036d3e6" officeooo:paragraph-rsid="00395743" style:font-size-asian="10pt" style:font-size-complex="10pt"/>
    </style:style>
    <style:style style:name="P7" style:family="paragraph" style:parent-style-name="Standard">
      <style:text-properties style:font-name="Humnst777 BT" fo:font-size="10pt" officeooo:rsid="0036d3e6" officeooo:paragraph-rsid="004080e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Humnst777 BT" fo:font-size="10pt" fo:font-weight="bold" officeooo:rsid="0036d3e6" officeooo:paragraph-rsid="0038b23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umnst777 BT" fo:font-size="10pt" fo:font-weight="bold" officeooo:rsid="0036d3e6" officeooo:paragraph-rsid="00395743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umnst777 BT" fo:font-size="10pt" fo:font-weight="bold" officeooo:rsid="0036d3e6" officeooo:paragraph-rsid="0036d3e6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Humnst777 BT" fo:font-size="10pt" fo:font-weight="bold" officeooo:rsid="0036d3e6" officeooo:paragraph-rsid="00395743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Humnst777 BT" fo:font-size="10pt" fo:font-weight="bold" officeooo:rsid="0036d3e6" officeooo:paragraph-rsid="004080e9" fo:background-color="#b2b2b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umnst777 BT" fo:font-size="12pt" fo:font-weight="bold" officeooo:rsid="0038b237" officeooo:paragraph-rsid="0038b237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umnst777 BT" fo:font-size="10pt" officeooo:rsid="0040963b" officeooo:paragraph-rsid="0040963b" style:font-size-asian="10pt" style:font-size-complex="10pt"/>
    </style:style>
    <style:style style:name="P15" style:family="paragraph" style:parent-style-name="Table_20_Contents">
      <style:text-properties style:font-name="Humnst777 BT" fo:font-size="10pt" officeooo:rsid="0040963b" officeooo:paragraph-rsid="0040963b" style:font-size-asian="10pt" style:font-size-complex="10pt"/>
    </style:style>
    <style:style style:name="P16" style:family="paragraph" style:parent-style-name="Table_20_Contents">
      <style:text-properties style:font-name="Humnst777 BT" fo:font-size="10pt" officeooo:rsid="00434914" officeooo:paragraph-rsid="00434914" style:font-size-asian="10pt" style:font-size-complex="10pt"/>
    </style:style>
    <style:style style:name="P17" style:family="paragraph" style:parent-style-name="Table_20_Contents">
      <style:text-properties style:font-name="Humnst777 BT" fo:font-size="10pt" officeooo:rsid="004080e9" officeooo:paragraph-rsid="004080e9" style:font-size-asian="10pt" style:font-size-complex="10pt"/>
    </style:style>
    <style:style style:name="P18" style:family="paragraph" style:parent-style-name="Table_20_Contents">
      <style:text-properties style:font-name="Humnst777 BT" fo:font-size="10pt" officeooo:rsid="0044a3c5" officeooo:paragraph-rsid="0044a3c5" style:font-size-asian="10pt" style:font-size-complex="10pt"/>
    </style:style>
    <style:style style:name="P19" style:family="paragraph" style:parent-style-name="Standard">
      <style:text-properties style:font-name="Humnst777 BT" fo:font-size="10pt" officeooo:rsid="0036d3e6" officeooo:paragraph-rsid="0036d3e6" style:font-size-asian="10pt" style:font-size-complex="10pt"/>
    </style:style>
    <style:style style:name="P20" style:family="paragraph" style:parent-style-name="Standard">
      <style:text-properties style:font-name="Humnst777 BT" fo:font-size="10pt" officeooo:rsid="0036d3e6" officeooo:paragraph-rsid="00395743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Humnst777 BT" fo:font-size="10pt" officeooo:rsid="0036d3e6" officeooo:paragraph-rsid="0036d3e6" style:font-size-asian="10pt" style:font-size-complex="10pt"/>
    </style:style>
    <style:style style:name="P22" style:family="paragraph" style:parent-style-name="Standard">
      <style:text-properties style:font-name="Humnst777 BT" fo:font-size="10pt" officeooo:rsid="0036d3e6" officeooo:paragraph-rsid="004080e9" style:font-size-asian="10pt" style:font-size-complex="10pt"/>
    </style:style>
    <style:style style:name="P23" style:family="paragraph" style:parent-style-name="Standard">
      <style:text-properties style:font-name="Humnst777 BT" fo:font-size="10pt" officeooo:rsid="0036d3e6" officeooo:paragraph-rsid="0044a3c5" style:font-size-asian="10pt" style:font-size-complex="10pt"/>
    </style:style>
    <style:style style:name="P24" style:family="paragraph" style:parent-style-name="Standard">
      <style:text-properties style:font-name="Humnst777 BT" fo:font-size="10pt" officeooo:rsid="0040963b" officeooo:paragraph-rsid="0040963b" style:font-size-asian="10pt" style:font-size-complex="10pt"/>
    </style:style>
    <style:style style:name="P25" style:family="paragraph" style:parent-style-name="Standard">
      <style:text-properties style:font-name="Humnst777 BT" fo:font-size="10pt" officeooo:rsid="0041a10d" officeooo:paragraph-rsid="0041a10d" style:font-size-asian="10pt" style:font-size-complex="10pt"/>
    </style:style>
    <style:style style:name="P26" style:family="paragraph" style:parent-style-name="Standard">
      <style:text-properties style:font-name="Humnst777 BT" fo:font-size="10pt" officeooo:rsid="0041a10d" officeooo:paragraph-rsid="00456068" style:font-size-asian="10pt" style:font-size-complex="10pt"/>
    </style:style>
    <style:style style:name="P27" style:family="paragraph" style:parent-style-name="Standard">
      <style:text-properties style:font-name="Humnst777 BT" fo:font-size="10pt" officeooo:rsid="00434914" officeooo:paragraph-rsid="00434914" style:font-size-asian="10pt" style:font-size-complex="10pt"/>
    </style:style>
    <style:style style:name="P28" style:family="paragraph" style:parent-style-name="Standard">
      <style:text-properties style:font-name="Humnst777 BT" fo:font-size="10pt" officeooo:paragraph-rsid="0036d3e6"/>
    </style:style>
    <style:style style:name="P29" style:family="paragraph" style:parent-style-name="Standard">
      <style:text-properties style:font-name="Humnst777 BT" fo:font-size="10pt" officeooo:paragraph-rsid="0038b237"/>
    </style:style>
    <style:style style:name="T1" style:family="text">
      <style:text-properties officeooo:rsid="0038b237"/>
    </style:style>
    <style:style style:name="T2" style:family="text">
      <style:text-properties officeooo:rsid="003957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5743" style:font-weight-asian="bold" style:font-weight-complex="bold"/>
    </style:style>
    <style:style style:name="T5" style:family="text">
      <style:text-properties fo:font-weight="bold" officeooo:rsid="0040963b" style:font-weight-asian="bold" style:font-weight-complex="bold"/>
    </style:style>
    <style:style style:name="T6" style:family="text">
      <style:text-properties fo:font-weight="bold" officeooo:rsid="00434914" style:font-weight-asian="bold" style:font-weight-complex="bold"/>
    </style:style>
    <style:style style:name="T7" style:family="text">
      <style:text-properties officeooo:rsid="003ec798"/>
    </style:style>
    <style:style style:name="T8" style:family="text">
      <style:text-properties officeooo:rsid="004080e9"/>
    </style:style>
    <style:style style:name="T9" style:family="text">
      <style:text-properties officeooo:rsid="0040963b"/>
    </style:style>
    <style:style style:name="T10" style:family="text">
      <style:text-properties style:font-name="Humanist777BT"/>
    </style:style>
    <style:style style:name="T11" style:family="text">
      <style:text-properties style:font-name="Humanist777BT" officeooo:rsid="0044a3c5" style:font-size-asian="10pt" style:font-size-complex="10pt"/>
    </style:style>
    <style:style style:name="T12" style:family="text">
      <style:text-properties officeooo:rsid="0036d3e6" style:font-size-asian="10pt" style:font-size-complex="10pt"/>
    </style:style>
    <style:style style:name="T13" style:family="text">
      <style:text-properties officeooo:rsid="0038b237" style:font-size-asian="10pt" style:font-size-complex="10pt"/>
    </style:style>
    <style:style style:name="T14" style:family="text">
      <style:text-properties officeooo:rsid="0036daf8" style:font-size-asian="10pt" style:font-size-complex="10pt"/>
    </style:style>
    <style:style style:name="T15" style:family="text">
      <style:text-properties fo:font-style="italic" officeooo:rsid="00456068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56068" style:font-style-asian="normal" style:font-style-complex="normal"/>
    </style:style>
    <style:style style:name="T18" style:family="text">
      <style:text-properties officeooo:rsid="00434914"/>
    </style:style>
    <style:style style:name="T19" style:family="text">
      <style:text-properties officeooo:rsid="0044a3c5"/>
    </style:style>
    <style:style style:name="T20" style:family="text">
      <style:text-properties officeooo:rsid="00456068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VALIAÇÃO DE DESEMPENHO DE BOLSISTAS PCI</text:p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4"><text:span text:style-name="T1">Supervisor</text:span>: <text:span text:style-name="T9">André Ricardo Abed Grégio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3"><text:span text:style-name="T1">P</text:span>rojeto: <text:span text:style-name="T2">PRJ 04.35 Segurança de Sistemas de Informação / H0 13/00370 – P&amp;D em Seg. de Sist. de Inf. </text:span></text:p>
            <text:p text:style-name="P23"><text:span text:style-name="T2">H1 13/00733 – Métodos de defesa contra ataques a sistemas operacionais e redes de computadores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8"><text:span text:style-name="T12">Bolsista: </text:span><text:span text:style-name="T11">Alexandre Or Cansian Baruque</text:span></text:p>
          </table:table-cell>
          <table:covered-table-cell/>
        </table:table-row>
        <table:table-row>
          <table:table-cell table:style-name="Tabela1.A4" office:value-type="string">
            <text:p text:style-name="P28"><text:span text:style-name="T13">Modalidade/Nível de bolsa</text:span><text:span text:style-name="T12">: </text:span><text:span text:style-name="T11">ITI-A</text:span></text:p>
          </table:table-cell>
          <table:table-cell table:style-name="Tabela1.A2" office:value-type="string">
            <text:p text:style-name="P29"><text:span text:style-name="T14">Período de Referência d</text:span><text:span text:style-name="T13">a Avaliação: </text:span><text:span text:style-name="T10">01/06/2014 a 30/04/2015</text:span></text:p>
          </table:table-cell>
        </table:table-row>
        <table:table-row>
          <table:table-cell table:style-name="Tabela1.A2" table:number-columns-spanned="2" office:value-type="string">
            <text:p text:style-name="P4">Título do plano de trabalho: <text:span text:style-name="T19">Visualização de dados de honeypots</text:span></text:p>
          </table:table-cell>
          <table:covered-table-cell/>
        </table:table-row>
      </table:table>
      <text:p text:style-name="P4"/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 table:protected="true">
            <text:p text:style-name="P8">AVALIAÇÃO</text:p>
          </table:table-cell>
          <table:table-cell table:style-name="Tabela2.A1" office:value-type="string" table:protected="true">
            <text:p text:style-name="P8">NOTA</text:p>
            <text:p text:style-name="P8">(0 A 10)</text:p>
          </table:table-cell>
          <table:table-cell table:style-name="Tabela2.C1" office:value-type="string" table:protected="true">
            <text:p text:style-name="P8">JUSTIFICATIVA</text:p>
            <text:p text:style-name="P8">(PREENCHIMENTO OBRIGATÓRIO)</text:p>
          </table:table-cell>
        </table:table-row>
        <table:table-row>
          <table:table-cell table:style-name="Tabela2.A4" office:value-type="string">
            <text:p text:style-name="P5">1. Competência Técnica</text:p>
          </table:table-cell>
          <table:table-cell table:style-name="Tabela2.B4" office:value-type="string">
            <text:p text:style-name="P14">10</text:p>
          </table:table-cell>
          <table:table-cell table:style-name="Tabela2.C2" office:value-type="string">
            <text:p text:style-name="P18">O bolsista é muito competente tecnicamente, executando suas tarefas de maneira organizada e seguindo as boas práticas de desenvolvimento de software.</text:p>
          </table:table-cell>
        </table:table-row>
        <table:table-row>
          <table:table-cell table:style-name="Tabela2.A4" office:value-type="string">
            <text:p text:style-name="P5">2. Dedicação e envolvimento profissional</text:p>
          </table:table-cell>
          <table:table-cell table:style-name="Tabela2.B4" office:value-type="string">
            <text:p text:style-name="P14">10</text:p>
          </table:table-cell>
          <table:table-cell table:style-name="Tabela2.C3" office:value-type="string">
            <text:p text:style-name="P15">O bolsista <text:span text:style-name="T19">realizou suas atividades com dedicação e de acordo com os prazos propostos.</text:span></text:p>
          </table:table-cell>
        </table:table-row>
        <table:table-row>
          <table:table-cell table:style-name="Tabela2.A4" office:value-type="string">
            <text:p text:style-name="P5">3. Capacidade de trabalho em Equipe</text:p>
          </table:table-cell>
          <table:table-cell table:style-name="Tabela2.B4" office:value-type="string">
            <text:p text:style-name="P14">10</text:p>
          </table:table-cell>
          <table:table-cell table:style-name="Tabela2.C4" office:value-type="string">
            <text:p text:style-name="P18">O bolsista não apresenta problemas para trabalhar em equipe, atuando em conjunto com outros bolsistas quando necessário e participando das reuniões.</text:p>
          </table:table-cell>
        </table:table-row>
        <table:table-row>
          <table:table-cell table:style-name="Tabela2.A5" office:value-type="string">
            <text:p text:style-name="P5">4. Iniciativa</text:p>
          </table:table-cell>
          <table:table-cell table:style-name="Tabela2.B5" office:value-type="string">
            <text:p text:style-name="P14">10</text:p>
          </table:table-cell>
          <table:table-cell table:style-name="Tabela2.C5" office:value-type="string">
            <text:p text:style-name="P15">O bolsista <text:span text:style-name="T19">possui iniciativa, opinando nas técnicas e metodologias utilizadas, bem como propondo soluções práticas para cumprir os objetivos de seu projeto.</text:span></text:p>
          </table:table-cell>
        </table:table-row>
      </table:table>
      <text:p text:style-name="P4">Quantifique: <text:span text:style-name="T3">Nota de Desempenho do Bolsista </text:span><text:span text:style-name="T4">ND </text:span><text:span text:style-name="T2">= (1+2+3+4) / 4 = </text:span><text:span text:style-name="T4">[ </text:span><text:span text:style-name="T5">10</text:span><text:span text:style-name="T4"> ]</text:span></text:p>
      <text:p text:style-name="P7"/>
      <text:p text:style-name="P7"/>
      <table:table table:name="Tabela3" table:style-name="Tabela3">
        <table:table-column table:style-name="Tabela3.A"/>
        <table:table-row>
          <table:table-cell table:style-name="Tabela3.A1" office:value-type="string" table:protected="true">
            <text:p text:style-name="P9">AVALIAÇÃO DOS RESULTADOS</text:p>
          </table:table-cell>
        </table:table-row>
        <table:table-row>
          <table:table-cell table:style-name="Tabela3.A5" office:value-type="string">
            <text:p text:style-name="P11">1. Justificar a modificação no plano de trabalho (caso tenha ocorrido)</text:p>
            <text:p text:style-name="P6"/>
            <text:p text:style-name="P24">Não houve modificação no plano de trabalho.</text:p>
            <text:p text:style-name="P6"/>
          </table:table-cell>
        </table:table-row>
        <table:table-row>
          <table:table-cell table:style-name="Tabela3.A5" office:value-type="string">
            <text:p text:style-name="P11">2. Demonstrar a articulação entre as atividades realizadas pelo bolsista e as previstas no projeto</text:p>
            <text:p text:style-name="P6"/>
            <text:p text:style-name="P24">O objetivo do projeto é o de implantar uma infraestrutura <text:span text:style-name="T19">Web para visualização de dados de segurança coletados de sensores distribuídos. Tais sensores geram muitos dados diferentes, como informações relacionadas à localização geográfica dos atacantes, protocolos de rede utilizados, serviço de rede atacado e programas e códigos maliciosos envolvidos no ataque. O bolsista criou rotinas para o tratamento desses dados e desenvolveu um serviço Web baseado em mapas para visualização dos dados e atributos adicionais, o qual permite a interação do usuário com o sistema. Tal serviço apresenta os dados como pontos no mapa (baseado no atributo geográfico) e varia a cor e o diâmetro dos pontos de acordo com o atributo de tipo (protocolo/serviço atacado) e de frequência (quantidade de ataques perpetrados pela mesma origem) através do tempo</text:span>. <text:span text:style-name="T20">A</text:span>s <text:s/>atividades <text:s/>previstas foram realizadas com sucesso, <text:span text:style-name="T20">estando inclusive adiantadas, uma vez que o bolsista já está com um protótipo funcional da interface de visualização de dados via Web. Tal interfa</text:span>c<text:span text:style-name="T20">e é dinâmica, apresentando os ataques no mapa ao longo do tempo, de forma a facilitar a visualização e as tendências obtidas dos dados.</text:span></text:p>
            <text:p text:style-name="P6"/>
          </table:table-cell>
        </table:table-row>
        <table:table-row>
          <table:table-cell table:style-name="Tabela3.A5" office:value-type="string">
            <text:p text:style-name="P11">3. Identificar a contribuição do bolsista para atingir os objetivos do projeto</text:p>
            <text:p text:style-name="P6"/>
            <text:p text:style-name="P26">O bolsista <text:span text:style-name="T20">estudou uma forma de visualizar dados em mapas utilizando a linguagem Python e, a partir de desenvolvido o protótipo inicial do mapa, estudou como configurar um sistema Web que pudesse agregar esse protótipo. Para tanto, implantou um servidor com o </text:span><text:span text:style-name="T15">framework</text:span><text:span text:style-name="T17"> Django, o qual permite a inserção de </text:span><text:soft-page-break/><text:span text:style-name="T17">módulos em Python de maneira facilitada. Além disso, todo o desenvolvimento foi feito seguindo boas práticas de codificação, inclusive com a criação de um repositório, por parte do bolsista, para controle de versão de todo o software desenvolvido. O bolsista também criou rotinas para tratamento automatizado dos dados obtidos dos honeypots, as quais separam informações dos registros de entrada (</text:span><text:span text:style-name="T15">logs</text:span><text:span text:style-name="T17">), tais como endereço IP de origem do ataque, protocolo utilizado e serviço atacado, e produzem uma saída que, por sua vez, é consumida periodicamente pelo serviço Web para ser apresentada no mapa. </text:span></text:p>
            <text:p text:style-name="P26"><text:span text:style-name="T16"/></text:p>
            <text:p text:style-name="P6"/>
          </table:table-cell>
        </table:table-row>
        <table:table-row>
          <table:table-cell table:style-name="Tabela3.A5" office:value-type="string">
            <text:p text:style-name="P11">4. Avaliação geral das atividades realizadas em relação à proposta inicial</text:p>
            <text:p text:style-name="P6"/>
            <text:p text:style-name="P25">O projeto encontra-se atualmente dentro do prazo de execução <text:span text:style-name="T18">previsto</text:span>, <text:span text:style-name="T20">com etapas posteriores já iniciadas</text:span>. Considero <text:span text:style-name="T20">satisfatórias </text:span>as atividades realizadas pelo bolsista, <text:span text:style-name="T20">tanto quanto </text:span>sua atuação<text:span text:style-name="T18"> para alcance dos objetivos propostos pelo seu projeto. </text:span></text:p>
            <text:p text:style-name="P6"/>
            <text:p text:style-name="P6"/>
            <text:p text:style-name="P6"/>
          </table:table-cell>
        </table:table-row>
      </table:table>
      <text:p text:style-name="P4">Quantifique: <text:span text:style-name="T3">Nota de Avaliação de Resultados = [ </text:span><text:span text:style-name="T6">A</text:span><text:span text:style-name="T3"> ]</text:span> (A=Excelente; B=Bom; C=Regular e D=Ruim)</text:p>
      <text:p text:style-name="P4"/>
      <text:p text:style-name="P4"/>
      <table:table table:name="Tabela4" table:style-name="Tabela4">
        <table:table-column table:style-name="Tabela4.A"/>
        <table:table-row>
          <table:table-cell table:style-name="Tabela4.A1" office:value-type="string" table:protected="true">
            <text:p text:style-name="P10">OBSERVAÇÕES FINAIS</text:p>
          </table:table-cell>
        </table:table-row>
        <table:table-row>
          <table:table-cell table:style-name="Tabela4.A2" office:value-type="string">
            <text:p text:style-name="P4">Especificar informações consideradas relevantes que não tenham sido contempladas nos itens anteriores.</text:p>
            <text:p text:style-name="P4"/>
            <text:p text:style-name="P27">O projeto está em andamento, contendo metas a se concluir no próximo ano. <text:span text:style-name="T20">A parte do bolsista Alexandre é um ponto de interligação dos projetos de outros bolsistas, que também geram/gerarão dados que servirão como entrada para a interface de visualização apresentá-los aos usuários</text:span>.</text:p>
            <text:p text:style-name="P4"/>
          </table:table-cell>
        </table:table-row>
      </table:table>
      <text:p text:style-name="P4"/>
      <text:p text:style-name="P7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<text:span text:style-name="T8">TEM I</text:span>NTERESSE <text:span text:style-name="T8">EM CONTINUAR COM O BOLSISTA</text:span>? <text:s text:c="6"/><text:span text:style-name="T8">[ x ] SIM <text:s text:c="5"/>[ <text:s text:c="2"/>] NÃO</text:span></text:p>
          </table:table-cell>
        </table:table-row>
        <table:table-row>
          <table:table-cell table:style-name="Tabela5.A2" office:value-type="string">
            <text:p text:style-name="P2">Justifique:</text:p>
            <text:p text:style-name="P2"/>
            <text:p text:style-name="P16">O bolsista <text:span text:style-name="T20">ob</text:span>teve <text:span text:style-name="T20">um bom </text:span>rendimento <text:span text:style-name="T20">em suas atividades demonstrou</text:span> interesse em continuar com seu plano de trabalho atual, previsto no início do projeto para durar 2 anos. Logo, há a necessidade de continuidade do presente projeto, a fim de que se cumpram as metas estabelecidas <text:span text:style-name="T20">de implementação da interface de visualização interativa, a qual irá apresentar tendências de ataques no decorrer do tempo e de acordo com a origem e tipo do ataque.</text:span></text:p>
            <text:p text:style-name="P2"/>
          </table:table-cell>
        </table:table-row>
      </table:table>
      <text:p text:style-name="P7"/>
      <text:p text:style-name="P4"/>
      <text:p text:style-name="P4"/>
      <text:p text:style-name="P4"/>
      <text:p text:style-name="P21">Campinas, <text:span text:style-name="T18">23</text:span>/<text:span text:style-name="T18">04</text:span>/<text:span text:style-name="T18">2015</text:span> <text:tab/><text:tab/><text:tab/><text:tab/>Assinatura do <text:span text:style-name="T7">Supervisor</text:span>: ________________________________</text:p>
      <text:p text:style-name="P21"><text:tab/><text:tab/><text:tab/><text:tab/><text:tab/><text:tab/><text:tab/><text:tab/><text:tab/><text:tab/><text:tab/><text:tab/><text:tab/><text:tab/><text:tab/><text:span text:style-name="T18">André Ricardo Abed Grég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Humanist777BT" svg:font-family="Humanist777BT"/>
    <style:font-face style:name="Mangal1" svg:font-family="Mangal"/>
    <style:font-face style:name="Liberation Serif" svg:font-family="'Liberation Serif'" style:font-family-generic="roman" style:font-pitch="variable"/>
    <style:font-face style:name="Humnst777 BT" svg:font-family="'Humnst777 B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17cm" svg:height="1.543cm" draw:z-index="1"><draw:image xlink:href="Pictures/10000000000008C5000000CB84ED74E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2:55:41.386000000</meta:creation-date>
    <dc:date>2015-04-23T14:01:20.671603000</dc:date>
    <meta:editing-duration>PT7H40M53S</meta:editing-duration>
    <meta:editing-cycles>27</meta:editing-cycles>
    <meta:generator>LibreOffice/4.1.0.4$MacOSX_x86 LibreOffice_project/89ea49ddacd9aa532507cbf852f2bb22b1ace28</meta:generator>
    <meta:document-statistic meta:table-count="5" meta:image-count="1" meta:object-count="0" meta:page-count="2" meta:paragraph-count="45" meta:word-count="781" meta:character-count="5121" meta:non-whitespace-character-count="4345"/>
  </office:meta>
</office:document-meta>
</file>